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Hours Left</text:p>
          </table:table-cell>
          <table:table-cell office:value-type="string" table:style-name="ce1">
            <text:p>On track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table:number-columns-repeated="2"/>
          <table:table-cell table:style-name="ce1">
            <draw:frame draw:z-index="1" draw:id="id0" draw:style-name="a0" draw:name="Chart 6" svg:x="0in" svg:y="0.14167in" svg:width="6.39167in" svg:height="3.9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Dylan Ortiz</meta:initial-creator>
    <dc:creator>Dylan Ortiz</dc:creator>
    <meta:creation-date>2017-06-05T22:14:08Z</meta:creation-date>
    <dc:date>2017-06-05T22:29:3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84.4pt" svg:width="460.2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heet1.$A$1" chart:values-cell-range-address="Sheet1.$A$2:.$A$13" chart:class="chart:line" chart:attached-axis="primary-y" chart:style-name="G0S0">
            <chart:data-point chart:repeated="12"/>
          </chart:series>
          <chart:series chart:label-cell-address="Sheet1.$B$1" chart:values-cell-range-address="Sheet1.$B$2:.$B$13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